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d96b" officeooo:paragraph-rsid="001bd9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3T17:08:31.585000000</meta:creation-date>
    <dc:date>2025-09-03T17:08:36.3290000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7.5.4.2$Windows_X86_64 LibreOffice_project/36ccfdc35048b057fd9854c757a8b67ec53977b6</meta:generator>
  </office:meta>
</office:document-meta>
</file>